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TCPCacheManager.getCache( String cache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LateralTCPCacheManager.LateralTCPCacheManager( ITCPLateralCacheAttributes lcaA , ICompositeCacheManager cacheMg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LateralTCPCacheManager.createMonitor( ILateralCacheManager instan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ateralTCPCacheManager.fixServi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ateralTCPCacheManager.getInsta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CacheManager.addLateralCacheListener( String cacheName , ILateralCach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teralTCPCacheManager.getInstance( ITCPLateralCacheAttributes lca , ICompositeCacheManager cacheMg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